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11e" officeooo:paragraph-rsid="0016211e"/>
    </style:style>
    <style:style style:name="P2" style:family="paragraph" style:parent-style-name="Standard">
      <style:text-properties officeooo:rsid="0016c79a" officeooo:paragraph-rsid="0016c79a"/>
    </style:style>
    <style:style style:name="T1" style:family="text">
      <style:text-properties officeooo:rsid="00188f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mi</text:p>
      <text:p text:style-name="P2"><text:s text:c="2"/>Lowest Price(01/19/2017): 17.5</text:p>
      <text:p text:style-name="P2"><text:s text:c="2"/>Highest Price(03/07/2017): 34.9</text:p>
      <text:p text:style-name="P2"><text:s text:c="2"/>Cutoff: 33.25</text:p>
      <text:p text:style-name="P2">asmb</text:p>
      <text:p text:style-name="P2"><text:s text:c="2"/>Lowest Price(12/22/2016): 11.07</text:p>
      <text:p text:style-name="P2"><text:s text:c="2"/>Highest Price(02/07/2017): 21.39</text:p>
      <text:p text:style-name="P2"><text:s text:c="2"/>Cutoff: 21.033</text:p>
      <text:p text:style-name="P2">plse</text:p>
      <text:p text:style-name="P2"><text:s text:c="2"/>Lowest Price(12/19/2016): 5.25</text:p>
      <text:p text:style-name="P2"><text:s text:c="2"/>Highest Price(02/10/2017): 10.1</text:p>
      <text:p text:style-name="P2"><text:s text:c="2"/>Cutoff: 9.975000000000001</text:p>
      <text:p text:style-name="P2">nlnk</text:p>
      <text:p text:style-name="P2"><text:s text:c="2"/>Lowest Price(12/30/2016): 10.04</text:p>
      <text:p text:style-name="P2"><text:s text:c="2"/>Highest Price(03/02/2017): 19.79</text:p>
      <text:p text:style-name="P2"><text:s text:c="2"/>Cutoff: 19.076</text:p>
      <text:p text:style-name="P2">aqms</text:p>
      <text:p text:style-name="P2"><text:s text:c="2"/>Lowest Price(01/31/2017): 10.151</text:p>
      <text:p text:style-name="P2"><text:s text:c="2"/>Highest Price(03/09/2017): 19.39</text:p>
      <text:p text:style-name="P2"><text:s text:c="2"/>Cutoff: 19.2869</text:p>
      <text:p text:style-name="P2">gbt</text:p>
      <text:p text:style-name="P2"><text:s text:c="2"/>Lowest Price(12/29/2016): 13.35</text:p>
      <text:p text:style-name="P2"><text:s text:c="2"/>Highest Price(02/16/2017): 26.05</text:p>
      <text:p text:style-name="P2"><text:s text:c="2"/>Cutoff: 25.365000000000002</text:p>
      <text:p text:style-name="P2">aehr</text:p>
      <text:p text:style-name="P2"><text:s text:c="2"/>Lowest Price(02/08/2017): 2.1501</text:p>
      <text:p text:style-name="P2"><text:s text:c="2"/>Highest Price(02/15/2017): 4.1708</text:p>
      <text:p text:style-name="P2"><text:s text:c="2"/>Cutoff: 4.085190000000001</text:p>
      <text:p text:style-name="P2">cgix</text:p>
      <text:p text:style-name="P2"><text:s text:c="2"/>Lowest Price(12/27/2016): 1.3</text:p>
      <text:p text:style-name="P2"><text:s text:c="2"/>Highest Price(02/13/2017): 2.495</text:p>
      <text:p text:style-name="P2"><text:s text:c="2"/>Cutoff: 2.47</text:p>
      <text:p text:style-name="P2">mrus</text:p>
      <text:p text:style-name="P2"><text:s text:c="2"/>Lowest Price(12/20/2016): 13.13</text:p>
      <text:p text:style-name="P2"><text:s text:c="2"/>Highest Price(01/04/2017): 26.1262</text:p>
      <text:p text:style-name="P2"><text:s text:c="2"/>Cutoff: 24.947000000000003</text:p>
      <text:p text:style-name="P2">gol</text:p>
      <text:p text:style-name="P2"><text:s text:c="2"/>Lowest Price(12/22/2016): 11.54</text:p>
      <text:p text:style-name="P2"><text:s text:c="2"/>Highest Price(02/10/2017): 22.08</text:p>
      <text:p text:style-name="P2"><text:s text:c="2"/>Cutoff: 21.926</text:p>
      <text:p text:style-name="P2">fwp</text:p>
      <text:p text:style-name="P2"><text:s text:c="2"/>Lowest Price(12/20/2016): 14.89</text:p>
      <text:p text:style-name="P2"><text:s text:c="2"/>Highest Price(01/17/2017): 29.75</text:p>
      <text:p text:style-name="P2"><text:s text:c="2"/>Cutoff: 28.291000000000004</text:p>
      <text:p text:style-name="P2">espr</text:p>
      <text:p text:style-name="P2"><text:s text:c="2"/>Lowest Price(01/24/2017): 10.71</text:p>
      <text:p text:style-name="P2"><text:s text:c="2"/>Highest Price(02/07/2017): 20.75</text:p>
      <text:p text:style-name="P2"><text:s text:c="2"/>Cutoff: 20.349000000000004</text:p>
      <text:p text:style-name="P2">bcrx</text:p>
      <text:p text:style-name="P2"><text:soft-page-break/><text:s text:c="2"/>Lowest Price(02/27/2017): 4.2</text:p>
      <text:p text:style-name="P2"><text:s text:c="2"/>Highest Price(03/08/2017): 8.69</text:p>
      <text:p text:style-name="P2"><text:s text:c="2"/>Cutoff: 7.98</text:p>
      <text:p text:style-name="P2">ceru</text:p>
      <text:p text:style-name="P2"><text:s text:c="2"/>Lowest Price(12/30/2016): 0.7</text:p>
      <text:p text:style-name="P2"><text:s text:c="2"/>Highest Price(02/03/2017): 1.68</text:p>
      <text:p text:style-name="P2"><text:s text:c="2"/>Cutoff: 1.33</text:p>
      <text:p text:style-name="P2">auph</text:p>
      <text:p text:style-name="P2"><text:s text:c="2"/>Lowest Price(12/22/2016): 2.02</text:p>
      <text:p text:style-name="P2"><text:s text:c="2"/>Highest Price(02/16/2017): 3.98</text:p>
      <text:p text:style-name="P2"><text:s text:c="2"/>Cutoff: 3.838</text:p>
      <text:p text:style-name="P2">swir</text:p>
      <text:p text:style-name="P2"><text:s text:c="2"/>Lowest Price(12/30/2016): 15.55</text:p>
      <text:p text:style-name="P2"><text:s text:c="2"/>Highest Price(03/01/2017): 29.845</text:p>
      <text:p text:style-name="P2"><text:s text:c="2"/>Cutoff: 29.545</text:p>
      <text:p text:style-name="P2">ljpc</text:p>
      <text:p text:style-name="P2"><text:s text:c="2"/>Lowest Price(12/29/2016): 16.41</text:p>
      <text:p text:style-name="P2"><text:s text:c="2"/>Highest Price(02/27/2017): 37.67</text:p>
      <text:p text:style-name="P2"><text:s text:c="2"/>Cutoff: 31.179000000000002</text:p>
      <text:p text:style-name="P2">kite</text:p>
      <text:p text:style-name="P2"><text:s text:c="2"/>Lowest Price(01/24/2017): 45.31</text:p>
      <text:p text:style-name="P2"><text:s text:c="2"/>Highest Price(03/13/2017): 88.58</text:p>
      <text:p text:style-name="P2"><text:s text:c="2"/>Cutoff: 86.089</text:p>
      <text:p text:style-name="P2">akao</text:p>
      <text:p text:style-name="P2"><text:s text:c="2"/>Lowest Price(12/21/2016): 12.11</text:p>
      <text:p text:style-name="P2"><text:s text:c="2"/>Highest Price(02/21/2017): 23.27</text:p>
      <text:p text:style-name="P2"><text:s text:c="2"/>Cutoff: 23.009</text:p>
      <text:p text:style-name="P2">aaoi</text:p>
      <text:p text:style-name="P2"><text:s text:c="2"/>Lowest Price(01/09/2017): 21.88</text:p>
      <text:p text:style-name="P2"><text:s text:c="2"/>Highest Price(02/24/2017): 42.11</text:p>
      <text:p text:style-name="P2"><text:s text:c="2"/>Cutoff: 41.572</text:p>
      <text:p text:style-name="P2">pcrx</text:p>
      <text:p text:style-name="P2"><text:s text:c="2"/>Lowest Price(12/29/2016): 30.7</text:p>
      <text:p text:style-name="P2"><text:s text:c="2"/>Highest Price(03/01/2017): 58.95</text:p>
      <text:p text:style-name="P2"><text:s text:c="2"/>Cutoff: 58.33</text:p>
      <text:p text:style-name="P2">cnce</text:p>
      <text:p text:style-name="P2"><text:s text:c="2"/>Lowest Price(01/31/2017): 8.61</text:p>
      <text:p text:style-name="P2"><text:s text:c="2"/>Highest Price(03/06/2017): 18.48</text:p>
      <text:p text:style-name="P2"><text:s text:c="2"/>Cutoff: 16.358999999999998</text:p>
      <text:p text:style-name="P2">cara</text:p>
      <text:p text:style-name="P2"><text:s text:c="2"/>Lowest Price(12/20/2016): 9.0</text:p>
      <text:p text:style-name="P2"><text:s text:c="2"/>Highest Price(02/01/2017): 17.2</text:p>
      <text:p text:style-name="P2"><text:s text:c="2"/>Cutoff: 17.1</text:p>
      <text:p text:style-name="P2">tgh</text:p>
      <text:p text:style-name="P2"><text:s text:c="2"/>Lowest Price(12/30/2016): 7.4</text:p>
      <text:p text:style-name="P2"><text:s text:c="2"/>Highest Price(01/26/2017): 14.175</text:p>
      <text:p text:style-name="P2"><text:s text:c="2"/>Cutoff: 14.06</text:p>
      <text:p text:style-name="P2">cai</text:p>
      <text:p text:style-name="P2"><text:s text:c="2"/>Lowest Price(12/29/2016): 8.41</text:p>
      <text:p text:style-name="P2"><text:soft-page-break/><text:s text:c="2"/>Highest Price(01/25/2017): 16.61</text:p>
      <text:p text:style-name="P2"><text:s text:c="2"/>Cutoff: 15.979</text:p>
      <text:p text:style-name="P2">sndx</text:p>
      <text:p text:style-name="P2"><text:s text:c="2"/>Lowest Price(01/23/2017): 6.3115</text:p>
      <text:p text:style-name="P2"><text:s text:c="2"/>Highest Price(02/22/2017): 12.24</text:p>
      <text:p text:style-name="P2"><text:s text:c="2"/>Cutoff: 11.99185</text:p>
      <text:p text:style-name="P2">shlo</text:p>
      <text:p text:style-name="P2"><text:s text:c="2"/>Lowest Price(12/30/2016): 6.7834</text:p>
      <text:p text:style-name="P2"><text:s text:c="2"/>Highest Price(02/03/2017): 12.92</text:p>
      <text:p text:style-name="P2"><text:s text:c="2"/>Cutoff: 12.888460000000002</text:p>
      <text:p text:style-name="P2">tgtx</text:p>
      <text:p text:style-name="P2"><text:s text:c="2"/>Lowest Price(01/23/2017): 4.1</text:p>
      <text:p text:style-name="P2"><text:s text:c="2"/>Highest Price(03/06/2017): 10.25</text:p>
      <text:p text:style-name="P2"><text:s text:c="2"/>Cutoff: 7.789999999999999</text:p>
      <text:p text:style-name="P2">cala</text:p>
      <text:p text:style-name="P2"><text:s text:c="2"/>Lowest Price(12/19/2016): 3.05</text:p>
      <text:p text:style-name="P2"><text:s text:c="2"/>Highest Price(01/30/2017): 6.1</text:p>
      <text:p text:style-name="P2"><text:s text:c="2"/>Cutoff: 5.795</text:p>
      <text:p text:style-name="P2">sblk</text:p>
      <text:p text:style-name="P2"><text:s text:c="2"/>Lowest Price(12/20/2016): 4.63</text:p>
      <text:p text:style-name="P2"><text:s text:c="2"/>Highest Price(01/18/2017): 8.9</text:p>
      <text:p text:style-name="P2"><text:s text:c="2"/>Cutoff: 8.797</text:p>
      <text:p text:style-name="P2">tell</text:p>
      <text:p text:style-name="P2"><text:s text:c="2"/>Lowest Price(12/19/2016): 6.3</text:p>
      <text:p text:style-name="P2"><text:s text:c="2"/>Highest Price(01/12/2017): 12.0</text:p>
      <text:p text:style-name="P2"><text:s text:c="2"/>Cutoff: 11.969999999999999</text:p>
      <text:p text:style-name="P2">kem</text:p>
      <text:p text:style-name="P2"><text:s text:c="2"/>Lowest Price(01/03/2017): 5.78</text:p>
      <text:p text:style-name="P2"><text:s text:c="2"/>Highest Price(02/24/2017): 11.83</text:p>
      <text:p text:style-name="P2"><text:s text:c="2"/>Cutoff: 10.982</text:p>
      <text:p text:style-name="P2">pze</text:p>
      <text:p text:style-name="P2"><text:s text:c="2"/>Lowest Price(12/19/2016): 4.7</text:p>
      <text:p text:style-name="P2"><text:s text:c="2"/>Highest Price(01/20/2017): 9.03</text:p>
      <text:p text:style-name="P2"><text:s text:c="2"/>Cutoff: 8.93</text:p>
      <text:p text:style-name="P2">cool</text:p>
      <text:p text:style-name="P2"><text:s text:c="2"/>Lowest Price(01/03/2017): 3.16</text:p>
      <text:p text:style-name="P2"><text:s text:c="2"/>Highest Price(02/21/2017): 6.57</text:p>
      <text:p text:style-name="P2"><text:s text:c="2"/>Cutoff: 6.0040000000000004</text:p>
      <text:p text:style-name="P2">ttph</text:p>
      <text:p text:style-name="P2"><text:s text:c="2"/>Lowest Price(01/31/2017): 3.571</text:p>
      <text:p text:style-name="P2"><text:s text:c="2"/>Highest Price(03/10/2017): 7.44</text:p>
      <text:p text:style-name="P2"><text:s text:c="2"/>Cutoff: 6.7849</text:p>
      <text:p text:style-name="P2">oibr-c</text:p>
      <text:p text:style-name="P2"><text:s text:c="2"/>Lowest Price(12/30/2016): 3.82</text:p>
      <text:p text:style-name="P2"><text:s text:c="2"/>Highest Price(02/24/2017): 7.41</text:p>
      <text:p text:style-name="P2"><text:s text:c="2"/>Cutoff: 7.257999999999999</text:p>
      <text:p text:style-name="P2">qbak</text:p>
      <text:p text:style-name="P2"><text:s text:c="2"/>Lowest Price(12/30/2016): 2.67</text:p>
      <text:p text:style-name="P2"><text:s text:c="2"/>Highest Price(02/15/2017): 5.65</text:p>
      <text:p text:style-name="P2"><text:soft-page-break/><text:s text:c="2"/>Cutoff: 5.073</text:p>
      <text:p text:style-name="P2">inve</text:p>
      <text:p text:style-name="P2"><text:s text:c="2"/>Lowest Price(01/30/2017): 3.3</text:p>
      <text:p text:style-name="P2"><text:s text:c="2"/>Highest Price(03/16/2017): 6.88</text:p>
      <text:p text:style-name="P2"><text:s text:c="2"/>Cutoff: 6.27</text:p>
      <text:p text:style-name="P2">gnvc</text:p>
      <text:p text:style-name="P2"><text:s text:c="2"/>Lowest Price(12/21/2016): 3.0959</text:p>
      <text:p text:style-name="P2"><text:s text:c="2"/>Highest Price(01/10/2017): 7.75</text:p>
      <text:p text:style-name="P2"><text:s text:c="2"/>Cutoff: 5.88221</text:p>
      <text:p text:style-name="P2">immu</text:p>
      <text:p text:style-name="P2"><text:s text:c="2"/>Lowest Price(01/10/2017): 3.3</text:p>
      <text:p text:style-name="P2"><text:s text:c="2"/>Highest Price(03/10/2017): 6.415</text:p>
      <text:p text:style-name="P2"><text:s text:c="2"/>Cutoff: 6.27</text:p>
      <text:p text:style-name="P2">apop</text:p>
      <text:p text:style-name="P2"><text:s text:c="2"/>Lowest Price(12/23/2016): 2.3</text:p>
      <text:p text:style-name="P2"><text:s text:c="2"/>Highest Price(01/12/2017): 4.45</text:p>
      <text:p text:style-name="P2"><text:s text:c="2"/>Cutoff: 4.369999999999999</text:p>
      <text:p text:style-name="P2">vray</text:p>
      <text:p text:style-name="P2"><text:s text:c="2"/>Lowest Price(01/09/2017): 3.01</text:p>
      <text:p text:style-name="P2"><text:s text:c="2"/>Highest Price(01/26/2017): 6.0</text:p>
      <text:p text:style-name="P2"><text:s text:c="2"/>Cutoff: 5.718999999999999</text:p>
      <text:p text:style-name="P2">etrm</text:p>
      <text:p text:style-name="P2"><text:s text:c="2"/>Lowest Price(01/04/2017): 1.75</text:p>
      <text:p text:style-name="P2"><text:s text:c="2"/>Highest Price(01/05/2017): 4.98</text:p>
      <text:p text:style-name="P2"><text:s text:c="2"/>Cutoff: 3.325</text:p>
      <text:p text:style-name="P2">vbiv</text:p>
      <text:p text:style-name="P2"><text:s text:c="2"/>Lowest Price(01/05/2017): 3.1412</text:p>
      <text:p text:style-name="P2"><text:s text:c="2"/>Highest Price(03/06/2017): 6.28</text:p>
      <text:p text:style-name="P2"><text:s text:c="2"/>Cutoff: 5.96828</text:p>
      <text:p text:style-name="P2">cur</text:p>
      <text:p text:style-name="P2"><text:s text:c="2"/>Lowest Price(01/31/2017): 2.83</text:p>
      <text:p text:style-name="P2"><text:s text:c="2"/>Highest Price(03/09/2017): 5.44</text:p>
      <text:p text:style-name="P2"><text:s text:c="2"/>Cutoff: 5.377000000000001</text:p>
      <text:p text:style-name="P2">clbs</text:p>
      <text:p text:style-name="P2"><text:s text:c="2"/>Lowest Price(12/30/2016): 2.65</text:p>
      <text:p text:style-name="P2"><text:s text:c="2"/>Highest Price(02/09/2017): 5.72</text:p>
      <text:p text:style-name="P2"><text:s text:c="2"/>Cutoff: 5.035</text:p>
      <text:p text:style-name="P2">fate</text:p>
      <text:p text:style-name="P2"><text:s text:c="2"/>Lowest Price(12/30/2016): 2.4</text:p>
      <text:p text:style-name="P2"><text:s text:c="2"/>Highest Price(02/21/2017): 4.66</text:p>
      <text:p text:style-name="P2"><text:s text:c="2"/>Cutoff: 4.5600000000000005</text:p>
      <text:p text:style-name="P2">cnat</text:p>
      <text:p text:style-name="P2"><text:s text:c="2"/>Lowest Price(12/19/2016): 1.91</text:p>
      <text:p text:style-name="P2"><text:s text:c="2"/>Highest Price(12/20/2016): 5.07</text:p>
      <text:p text:style-name="P2"><text:s text:c="2"/>Cutoff: 3.6289999999999996</text:p>
      <text:p text:style-name="P2">cbmx</text:p>
      <text:p text:style-name="P2"><text:s text:c="2"/>Lowest Price(12/30/2016): 2.6</text:p>
      <text:p text:style-name="P2"><text:s text:c="2"/>Highest Price(03/01/2017): 5.1</text:p>
      <text:p text:style-name="P2"><text:s text:c="2"/>Cutoff: 4.94</text:p>
      <text:p text:style-name="P2"><text:soft-page-break/>iots</text:p>
      <text:p text:style-name="P2"><text:s text:c="2"/>Lowest Price(12/23/2016): 1.75</text:p>
      <text:p text:style-name="P2"><text:s text:c="2"/>Highest Price(01/12/2017): 3.55</text:p>
      <text:p text:style-name="P2"><text:s text:c="2"/>Cutoff: 3.325</text:p>
      <text:p text:style-name="P2">fuel</text:p>
      <text:p text:style-name="P2"><text:s text:c="2"/>Lowest Price(12/30/2016): 1.7</text:p>
      <text:p text:style-name="P2"><text:s text:c="2"/>Highest Price(03/02/2017): 3.37</text:p>
      <text:p text:style-name="P2"><text:s text:c="2"/>Cutoff: 3.23</text:p>
      <text:p text:style-name="P2">orex</text:p>
      <text:p text:style-name="P2"><text:s text:c="2"/>Lowest Price(12/29/2016): 1.67</text:p>
      <text:p text:style-name="P2"><text:s text:c="2"/>Highest Price(01/04/2017): 3.55</text:p>
      <text:p text:style-name="P2"><text:s text:c="2"/>Cutoff: 3.173</text:p>
      <text:p text:style-name="P2">pme</text:p>
      <text:p text:style-name="P2"><text:s text:c="2"/>Lowest Price(12/19/2016): 1.31</text:p>
      <text:p text:style-name="P2"><text:s text:c="2"/>Highest Price(01/13/2017): 2.8375</text:p>
      <text:p text:style-name="P2"><text:s text:c="2"/>Cutoff: 2.489</text:p>
      <text:p text:style-name="P2">cbay</text:p>
      <text:p text:style-name="P2"><text:s text:c="2"/>Lowest Price(01/23/2017): 1.46</text:p>
      <text:p text:style-name="P2"><text:s text:c="2"/>Highest Price(02/16/2017): 2.83</text:p>
      <text:p text:style-name="P2"><text:s text:c="2"/>Cutoff: 2.774</text:p>
      <text:p text:style-name="P2">life</text:p>
      <text:p text:style-name="P2"><text:s text:c="2"/>Lowest Price(12/30/2016): 2.125</text:p>
      <text:p text:style-name="P2"><text:s text:c="2"/>Highest Price(02/28/2017): 4.15</text:p>
      <text:p text:style-name="P2"><text:s text:c="2"/>Cutoff: 4.0375</text:p>
      <text:p text:style-name="P2">imgn</text:p>
      <text:p text:style-name="P2"><text:s text:c="2"/>Lowest Price(12/29/2016): 1.55</text:p>
      <text:p text:style-name="P2"><text:s text:c="2"/>Highest Price(02/27/2017): 3.34</text:p>
      <text:p text:style-name="P2"><text:s text:c="2"/>Cutoff: 2.9450000000000003</text:p>
      <text:p text:style-name="P2">infi</text:p>
      <text:p text:style-name="P2"><text:s text:c="2"/>Lowest Price(12/19/2016): 1.28</text:p>
      <text:p text:style-name="P2"><text:s text:c="2"/>Highest Price(02/01/2017): 2.55</text:p>
      <text:p text:style-name="P2"><text:s text:c="2"/>Cutoff: 2.4320000000000004</text:p>
      <text:p text:style-name="P2">inap</text:p>
      <text:p text:style-name="P2"><text:s text:c="2"/>Lowest Price(12/19/2016): 0.9301</text:p>
      <text:p text:style-name="P2"><text:s text:c="2"/>Highest Price(12/22/2016): 1.78</text:p>
      <text:p text:style-name="P2"><text:s text:c="2"/>Cutoff: 1.76719</text:p>
      <text:p text:style-name="P2">sxe</text:p>
      <text:p text:style-name="P2"><text:s text:c="2"/>Lowest Price(01/03/2017): 1.2</text:p>
      <text:p text:style-name="P2"><text:s text:c="2"/>Highest Price(01/11/2017): 2.39</text:p>
      <text:p text:style-name="P2"><text:s text:c="2"/>Cutoff: 2.2800000000000002</text:p>
      <text:p text:style-name="P2">tear</text:p>
      <text:p text:style-name="P2"><text:s text:c="2"/>Lowest Price(12/19/2016): 3.9</text:p>
      <text:p text:style-name="P2"><text:s text:c="2"/>Highest Price(01/25/2017): 7.5</text:p>
      <text:p text:style-name="P2"><text:s text:c="2"/>Cutoff: 7.41</text:p>
      <text:p text:style-name="P2">pulm</text:p>
      <text:p text:style-name="P2"><text:s text:c="2"/>Lowest Price(12/30/2016): 0.502</text:p>
      <text:p text:style-name="P2"><text:s text:c="2"/>Highest Price(01/17/2017): 1.88</text:p>
      <text:p text:style-name="P2"><text:s text:c="2"/>Cutoff: 0.9538</text:p>
      <text:p text:style-name="P2">evok</text:p>
      <text:p text:style-name="P2"><text:soft-page-break/><text:s text:c="2"/>Lowest Price(12/19/2016): 1.731</text:p>
      <text:p text:style-name="P2"><text:s text:c="2"/>Highest Price(01/04/2017): 3.5</text:p>
      <text:p text:style-name="P2"><text:s text:c="2"/>Cutoff: 3.2889</text:p>
      <text:p text:style-name="P2">ffhl</text:p>
      <text:p text:style-name="P2"><text:s text:c="2"/>Lowest Price(12/19/2016): 1.59</text:p>
      <text:p text:style-name="P2"><text:s text:c="2"/>Highest Price(01/11/2017): 4.5</text:p>
      <text:p text:style-name="P2"><text:s text:c="2"/>Cutoff: 3.021</text:p>
      <text:p text:style-name="P2">ltrx</text:p>
      <text:p text:style-name="P2"><text:s text:c="2"/>Lowest Price(01/04/2017): 1.46</text:p>
      <text:p text:style-name="P2"><text:s text:c="2"/>Highest Price(02/28/2017): 2.92</text:p>
      <text:p text:style-name="P2"><text:s text:c="2"/>Cutoff: 2.774</text:p>
      <text:p text:style-name="P2">myos</text:p>
      <text:p text:style-name="P2"><text:s text:c="2"/>Lowest Price(01/04/2017): 1.02</text:p>
      <text:p text:style-name="P2"><text:s text:c="2"/>Highest Price(01/11/2017): 6.98</text:p>
      <text:p text:style-name="P2"><text:s text:c="2"/>Cutoff: 1.9380000000000002</text:p>
      <text:p text:style-name="P2">rlje</text:p>
      <text:p text:style-name="P2"><text:s text:c="2"/>Lowest Price(12/29/2016): 1.09</text:p>
      <text:p text:style-name="P2"><text:s text:c="2"/>Highest Price(01/18/2017): 2.2104</text:p>
      <text:p text:style-name="P2"><text:s text:c="2"/>Cutoff: 2.071</text:p>
      <text:p text:style-name="P2">nakd</text:p>
      <text:p text:style-name="P2"><text:s text:c="2"/>Lowest Price(01/11/2017): 0.84</text:p>
      <text:p text:style-name="P2"><text:s text:c="2"/>Highest Price(01/13/2017): 3.68</text:p>
      <text:p text:style-name="P2"><text:s text:c="2"/>Cutoff: 1.596</text:p>
      <text:p text:style-name="P2">clrb</text:p>
      <text:p text:style-name="P2"><text:s text:c="2"/>Lowest Price(12/19/2016): 1.2</text:p>
      <text:p text:style-name="P2"><text:s text:c="2"/>Highest Price(02/14/2017): 2.37</text:p>
      <text:p text:style-name="P2"><text:s text:c="2"/>Cutoff: 2.2800000000000002</text:p>
      <text:p text:style-name="P2">quik</text:p>
      <text:p text:style-name="P2"><text:s text:c="2"/>Lowest Price(01/09/2017): 1.17</text:p>
      <text:p text:style-name="P2"><text:s text:c="2"/>Highest Price(03/09/2017): 2.48</text:p>
      <text:p text:style-name="P2"><text:s text:c="2"/>Cutoff: 2.223</text:p>
      <text:p text:style-name="P2">vrml</text:p>
      <text:p text:style-name="P2"><text:s text:c="2"/>Lowest Price(12/30/2016): 0.91</text:p>
      <text:p text:style-name="P2"><text:s text:c="2"/>Highest Price(02/15/2017): 1.8899</text:p>
      <text:p text:style-name="P2"><text:s text:c="2"/>Cutoff: 1.729</text:p>
      <text:p text:style-name="P2">bntc</text:p>
      <text:p text:style-name="P2"><text:s text:c="2"/>Lowest Price(12/19/2016): 1.3</text:p>
      <text:p text:style-name="P2"><text:s text:c="2"/>Highest Price(01/17/2017): 2.65</text:p>
      <text:p text:style-name="P2"><text:s text:c="2"/>Cutoff: 2.47</text:p>
      <text:p text:style-name="P2">zais</text:p>
      <text:p text:style-name="P2"><text:s text:c="2"/>Lowest Price(12/21/2016): 1.29</text:p>
      <text:p text:style-name="P2"><text:s text:c="2"/>Highest Price(02/03/2017): 3.32</text:p>
      <text:p text:style-name="P2"><text:s text:c="2"/>Cutoff: 2.451</text:p>
      <text:p text:style-name="P2">apri</text:p>
      <text:p text:style-name="P2"><text:s text:c="2"/>Lowest Price(12/22/2016): 1.16</text:p>
      <text:p text:style-name="P2"><text:s text:c="2"/>Highest Price(01/18/2017): 4.07</text:p>
      <text:p text:style-name="P2"><text:s text:c="2"/>Cutoff: 2.2039999999999997</text:p>
      <text:p text:style-name="P2">fcsc</text:p>
      <text:p text:style-name="P2"><text:s text:c="2"/>Lowest Price(12/28/2016): 1.836</text:p>
      <text:p text:style-name="P2"><text:soft-page-break/><text:s text:c="2"/>Highest Price(01/05/2017): 3.51</text:p>
      <text:p text:style-name="P2"><text:s text:c="2"/>Cutoff: 3.4884000000000004</text:p>
      <text:p text:style-name="P2">bioc</text:p>
      <text:p text:style-name="P2"><text:s text:c="2"/>Lowest Price(12/30/2016): 0.756</text:p>
      <text:p text:style-name="P2"><text:s text:c="2"/>Highest Price(01/10/2017): 1.8699</text:p>
      <text:p text:style-name="P2"><text:s text:c="2"/>Cutoff: 1.4364</text:p>
      <text:p text:style-name="P2">galt</text:p>
      <text:p text:style-name="P2"><text:s text:c="2"/>Lowest Price(12/19/2016): 0.88</text:p>
      <text:p text:style-name="P2"><text:s text:c="2"/>Highest Price(02/14/2017): 1.85</text:p>
      <text:p text:style-name="P2"><text:s text:c="2"/>Cutoff: 1.6720000000000002</text:p>
      <text:p text:style-name="P2">wcst</text:p>
      <text:p text:style-name="P2"><text:s text:c="2"/>Lowest Price(01/30/2017): 1.1</text:p>
      <text:p text:style-name="P2"><text:s text:c="2"/>Highest Price(02/08/2017): 2.43</text:p>
      <text:p text:style-name="P2"><text:s text:c="2"/>Cutoff: 2.0900000000000003</text:p>
      <text:p text:style-name="P2">mvis</text:p>
      <text:p text:style-name="P2"><text:s text:c="2"/>Lowest Price(01/24/2017): 1.15</text:p>
      <text:p text:style-name="P2"><text:s text:c="2"/>Highest Price(16:00): 2.75</text:p>
      <text:p text:style-name="P2"><text:s text:c="2"/>Cutoff: 2.1849999999999996</text:p>
      <text:p text:style-name="P2">arwr</text:p>
      <text:p text:style-name="P2"><text:s text:c="2"/>Lowest Price(12/21/2016): 1.2</text:p>
      <text:p text:style-name="P2"><text:s text:c="2"/>Highest Price(01/11/2017): 2.38</text:p>
      <text:p text:style-name="P2"><text:s text:c="2"/>Cutoff: 2.2800000000000002</text:p>
      <text:p text:style-name="P2">bios</text:p>
      <text:p text:style-name="P2"><text:s text:c="2"/>Lowest Price(01/23/2017): 1.21</text:p>
      <text:p text:style-name="P2"><text:s text:c="2"/>Highest Price(03/06/2017): 2.33</text:p>
      <text:p text:style-name="P2"><text:s text:c="2"/>Cutoff: 2.299</text:p>
      <text:p text:style-name="P2">urre</text:p>
      <text:p text:style-name="P2"><text:s text:c="2"/>Lowest Price(12/22/2016): 1.05</text:p>
      <text:p text:style-name="P2"><text:s text:c="2"/>Highest Price(01/10/2017): 2.37</text:p>
      <text:p text:style-name="P2"><text:s text:c="2"/>Cutoff: 1.995</text:p>
      <text:p text:style-name="P2">rnva</text:p>
      <text:p text:style-name="P2"><text:s text:c="2"/>Lowest Price(02/09/2017): 1.3981</text:p>
      <text:p text:style-name="P2"><text:s text:c="2"/>Highest Price(02/23/2017): 2.75</text:p>
      <text:p text:style-name="P2"><text:s text:c="2"/>Cutoff: 2.65639</text:p>
      <text:p text:style-name="P2">delt</text:p>
      <text:p text:style-name="P2"><text:s text:c="2"/>Lowest Price(12/30/2016): 0.68</text:p>
      <text:p text:style-name="P2"><text:s text:c="2"/>Highest Price(01/19/2017): 2.28</text:p>
      <text:p text:style-name="P2"><text:s text:c="2"/>Cutoff: 1.2920000000000003</text:p>
      <text:p text:style-name="P2">mrns</text:p>
      <text:p text:style-name="P2"><text:s text:c="2"/>Lowest Price(12/29/2016): 0.8303</text:p>
      <text:p text:style-name="P2"><text:s text:c="2"/>Highest Price(01/23/2017): 1.87</text:p>
      <text:p text:style-name="P2"><text:s text:c="2"/>Cutoff: 1.5775700000000001</text:p>
      <text:p text:style-name="P2">zsan</text:p>
      <text:p text:style-name="P2"><text:s text:c="2"/>Lowest Price(12/29/2016): 0.7</text:p>
      <text:p text:style-name="P2"><text:s text:c="2"/>Highest Price(01/12/2017): 1.5</text:p>
      <text:p text:style-name="P2"><text:s text:c="2"/>Cutoff: 1.33</text:p>
      <text:p text:style-name="P2">xgti</text:p>
      <text:p text:style-name="P2"><text:s text:c="2"/>Lowest Price(12/29/2016): 1.171</text:p>
      <text:p text:style-name="P2"><text:s text:c="2"/>Highest Price(01/09/2017): 2.24</text:p>
      <text:p text:style-name="P2"><text:soft-page-break/><text:s text:c="2"/>Cutoff: 2.2249</text:p>
      <text:p text:style-name="P2">basi</text:p>
      <text:p text:style-name="P2"><text:s text:c="2"/>Lowest Price(01/10/2017): 0.65</text:p>
      <text:p text:style-name="P2"><text:s text:c="2"/>Highest Price(01/19/2017): 1.35</text:p>
      <text:p text:style-name="P2"><text:s text:c="2"/>Cutoff: 1.235</text:p>
      <text:p text:style-name="P2">uec</text:p>
      <text:p text:style-name="P2"><text:s text:c="2"/>Lowest Price(12/21/2016): 0.94</text:p>
      <text:p text:style-name="P2"><text:s text:c="2"/>Highest Price(01/12/2017): 1.79</text:p>
      <text:p text:style-name="P2"><text:s text:c="2"/>Cutoff: 1.786</text:p>
      <text:p text:style-name="P2">rgse</text:p>
      <text:p text:style-name="P2"><text:s text:c="2"/>Lowest Price(01/27/2017): 2.9048</text:p>
      <text:p text:style-name="P2"><text:s text:c="2"/>Highest Price(01/30/2017): 5.85</text:p>
      <text:p text:style-name="P2"><text:s text:c="2"/>Cutoff: 5.519119999999999</text:p>
      <text:p text:style-name="P2">cvrs</text:p>
      <text:p text:style-name="P2"><text:s text:c="2"/>Lowest Price(01/23/2017): 0.4017</text:p>
      <text:p text:style-name="P2"><text:s text:c="2"/>Highest Price(02/28/2017): 0.863</text:p>
      <text:p text:style-name="P2"><text:s text:c="2"/>Cutoff: 0.7632300000000001</text:p>
      <text:p text:style-name="P2">tgb</text:p>
      <text:p text:style-name="P2"><text:s text:c="2"/>Lowest Price(12/19/2016): 0.71</text:p>
      <text:p text:style-name="P2"><text:s text:c="2"/>Highest Price(01/24/2017): 1.41</text:p>
      <text:p text:style-name="P2"><text:s text:c="2"/>Cutoff: 1.349</text:p>
      <text:p text:style-name="P2">plx</text:p>
      <text:p text:style-name="P2"><text:s text:c="2"/>Lowest Price(12/21/2016): 0.2851</text:p>
      <text:p text:style-name="P2"><text:s text:c="2"/>Highest Price(01/24/2017): 0.6</text:p>
      <text:p text:style-name="P2"><text:s text:c="2"/>Cutoff: 0.54169</text:p>
      <text:p text:style-name="P2">rox</text:p>
      <text:p text:style-name="P2"><text:s text:c="2"/>Lowest Price(12/28/2016): 0.7082</text:p>
      <text:p text:style-name="P2"><text:s text:c="2"/>Highest Price(02/28/2017): 1.45</text:p>
      <text:p text:style-name="P2"><text:s text:c="2"/>Cutoff: 1.34558</text:p>
      <text:p text:style-name="P2">dss</text:p>
      <text:p text:style-name="P2"><text:s text:c="2"/>Lowest Price(12/30/2016): 0.61</text:p>
      <text:p text:style-name="P2"><text:s text:c="2"/>Highest Price(02/03/2017): 1.64</text:p>
      <text:p text:style-name="P2"><text:s text:c="2"/>Cutoff: 1.159</text:p>
      <text:p text:style-name="P2">blph</text:p>
      <text:p text:style-name="P2"><text:s text:c="2"/>Lowest Price(12/30/2016): 0.49</text:p>
      <text:p text:style-name="P2"><text:s text:c="2"/>Highest Price(02/14/2017): 1.14</text:p>
      <text:p text:style-name="P2"><text:s text:c="2"/>Cutoff: 0.93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35:49.510843667</meta:creation-date>
    <dc:date>2017-03-20T17:08:45.841092657</dc:date>
    <meta:editing-duration>PT35M38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8" meta:paragraph-count="380" meta:word-count="855" meta:character-count="8455" meta:non-whitespace-character-count="7410"/>
  </office:meta>
</office:document-meta>
</file>